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A000000C95FB14D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6.9cm" svg:x="0cm" svg:y="1.8cm">
          <draw:image xlink:href="Pictures/10000000000001AA000000C95FB14D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3T23:34:43</meta:creation-date>
    <dc:date>2013-01-23T23:36:26</dc:date>
    <dc:creator>Jeff Gomes</dc:creator>
    <meta:editing-duration>PT30S</meta:editing-duration>
    <meta:editing-cycles>2</meta:editing-cycles>
    <meta:generator>LibreOffice/3.5$Linux_X86_64 LibreOffice_project/350m1$Build-2</meta:generator>
    <meta:document-statistic meta:object-count="24"/>
  </office:meta>
</office:document-meta>
</file>